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925cm"/>
    </style:style>
    <style:style style:name="Table1.B" style:family="table-column">
      <style:table-column-properties style:column-width="9.694cm"/>
    </style:style>
    <style:style style:name="Table1.C" style:family="table-column">
      <style:table-column-properties style:column-width="3.822cm"/>
    </style:style>
    <style:style style:name="Table1.D" style:family="table-column">
      <style:table-column-properties style:column-width="0.559cm"/>
    </style:style>
    <style:style style:name="Table1.A1" style:family="table-cell">
      <style:table-cell-properties style:vertical-align="middle" fo:padding="0.049cm" fo:border="none"/>
    </style:style>
    <style:style style:name="Table1.D1" style:family="table-cell">
      <style:table-cell-properties fo:padding="0.049cm" fo:border="none"/>
    </style:style>
    <style:style style:name="P1" style:family="paragraph" style:parent-style-name="Standard">
      <style:text-properties officeooo:rsid="00032faf" officeooo:paragraph-rsid="00032faf"/>
    </style:style>
    <style:style style:name="P2" style:family="paragraph" style:parent-style-name="Standard">
      <style:text-properties officeooo:rsid="00032faf" officeooo:paragraph-rsid="0005a35e"/>
    </style:style>
    <style:style style:name="P3" style:family="paragraph" style:parent-style-name="Standard">
      <style:text-properties officeooo:rsid="00032faf" officeooo:paragraph-rsid="0006a5a6"/>
    </style:style>
    <style:style style:name="P4" style:family="paragraph" style:parent-style-name="Standard">
      <style:text-properties officeooo:rsid="00032faf" officeooo:paragraph-rsid="0007cb19"/>
    </style:style>
    <style:style style:name="P5" style:family="paragraph" style:parent-style-name="Standard">
      <style:text-properties officeooo:rsid="00032faf" officeooo:paragraph-rsid="000d9c3e"/>
    </style:style>
    <style:style style:name="P6" style:family="paragraph" style:parent-style-name="Standard">
      <style:text-properties fo:font-weight="bold" officeooo:rsid="00032faf" officeooo:paragraph-rsid="00032faf" style:font-weight-asian="bold" style:font-weight-complex="bold"/>
    </style:style>
    <style:style style:name="P7" style:family="paragraph" style:parent-style-name="Standard">
      <style:text-properties officeooo:paragraph-rsid="00032faf"/>
    </style:style>
    <style:style style:name="P8" style:family="paragraph" style:parent-style-name="Standard">
      <style:text-properties officeooo:rsid="0006a5a6" officeooo:paragraph-rsid="0006a5a6"/>
    </style:style>
    <style:style style:name="P9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0032faf" officeooo:paragraph-rsid="000d9c3e" style:font-size-asian="12pt" style:font-style-asian="normal" style:font-weight-asian="bold" style:font-size-complex="12pt" style:font-weight-complex="bold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Bitstream Charter" fo:font-size="13pt" fo:font-style="normal" fo:text-shadow="none" style:text-underline-style="none" fo:font-weight="normal" officeooo:rsid="00032faf" officeooo:paragraph-rsid="00032faf" style:font-size-asian="13pt" style:font-style-asian="normal" style:font-weight-asian="normal" style:font-size-complex="13pt" style:text-emphasize="none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Bitstream Charter" fo:font-size="13pt" fo:font-style="normal" fo:text-shadow="none" style:text-underline-style="none" fo:font-weight="normal" officeooo:rsid="00032faf" officeooo:paragraph-rsid="00032faf" style:font-size-asian="13pt" style:font-style-asian="normal" style:font-weight-asian="normal" style:font-size-complex="13pt" style:text-emphasize="none"/>
    </style:style>
    <style:style style:name="P12" style:family="paragraph" style:parent-style-name="Standard">
      <style:text-properties style:font-name="Bitstream Charter" fo:font-size="13pt" officeooo:rsid="00032faf" officeooo:paragraph-rsid="00032faf" style:font-size-asian="13pt" style:font-size-complex="13pt"/>
    </style:style>
    <style:style style:name="P13" style:family="paragraph" style:parent-style-name="Standard">
      <style:text-properties style:font-name="Bitstream Charter" fo:font-size="13pt" officeooo:rsid="000fbd8a" officeooo:paragraph-rsid="000fbd8a" style:font-size-asian="13pt" style:font-size-complex="13pt"/>
    </style:style>
    <style:style style:name="P14" style:family="paragraph" style:parent-style-name="Standard">
      <style:text-properties style:font-name="Bitstream Charter" fo:font-size="13pt" officeooo:rsid="0010bf0b" officeooo:paragraph-rsid="0010bf0b" style:font-size-asian="13pt" style:font-size-complex="13pt"/>
    </style:style>
    <style:style style:name="P15" style:family="paragraph" style:parent-style-name="Standard">
      <style:text-properties style:font-name="Bitstream Charter" fo:font-size="13pt" officeooo:rsid="0011fb35" officeooo:paragraph-rsid="0011fb35" style:font-size-asian="13pt" style:font-size-complex="13pt"/>
    </style:style>
    <style:style style:name="P16" style:family="paragraph" style:parent-style-name="Standard">
      <style:text-properties style:font-name="Bitstream Charter" fo:font-size="13pt" officeooo:rsid="00133056" officeooo:paragraph-rsid="00133056" style:font-size-asian="13pt" style:font-size-complex="13pt"/>
    </style:style>
    <style:style style:name="P17" style:family="paragraph" style:parent-style-name="Standard">
      <style:text-properties style:font-name="Bitstream Charter" fo:font-size="13pt" officeooo:rsid="00133056" officeooo:paragraph-rsid="0013a8c8" style:font-size-asian="13pt" style:font-size-complex="13pt"/>
    </style:style>
    <style:style style:name="P18" style:family="paragraph" style:parent-style-name="Standard">
      <style:text-properties style:font-name="Bitstream Charter" fo:font-size="13pt" officeooo:rsid="0013a8c8" officeooo:paragraph-rsid="0013a8c8" style:font-size-asian="13pt" style:font-size-complex="13pt"/>
    </style:style>
    <style:style style:name="P19" style:family="paragraph" style:parent-style-name="Standard">
      <style:text-properties style:font-name="Bitstream Charter" fo:font-size="13pt" fo:font-weight="bold" officeooo:rsid="000fbd8a" officeooo:paragraph-rsid="000fbd8a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Bitstream Charter" fo:font-size="13pt" fo:font-weight="bold" officeooo:rsid="0010bf0b" officeooo:paragraph-rsid="0010bf0b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Bitstream Charter" fo:font-size="13pt" fo:font-weight="bold" officeooo:rsid="0011fb35" officeooo:paragraph-rsid="0011fb35" style:font-size-asian="13pt" style:font-weight-asian="bold" style:font-size-complex="13pt" style:font-weight-complex="bold"/>
    </style:style>
    <style:style style:name="P22" style:family="paragraph" style:parent-style-name="Standard">
      <style:text-properties style:font-name="Bitstream Charter" fo:font-size="13pt" fo:font-weight="bold" officeooo:rsid="00133056" officeooo:paragraph-rsid="00133056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Bitstream Charter" fo:font-size="13pt" fo:font-weight="bold" officeooo:rsid="00133056" officeooo:paragraph-rsid="0013a8c8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Bitstream Charter" fo:font-size="13pt" fo:font-weight="bold" officeooo:rsid="0013a8c8" officeooo:paragraph-rsid="0013a8c8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cm" fo:margin-bottom="0.499cm" style:contextual-spacing="false"/>
      <style:text-properties officeooo:rsid="00032faf" officeooo:paragraph-rsid="0007cb19"/>
    </style:style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rsid="00032faf" officeooo:paragraph-rsid="0006a5a6"/>
    </style:style>
    <style:style style:name="P28" style:family="paragraph" style:parent-style-name="Preformatted_20_Text">
      <style:paragraph-properties fo:margin-top="0cm" fo:margin-bottom="0.499cm" style:contextual-spacing="false"/>
      <style:text-properties officeooo:paragraph-rsid="0006a5a6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paragraph-rsid="0007cb19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rsid="0007cb19" officeooo:paragraph-rsid="0007cb19"/>
    </style:style>
    <style:style style:name="P31" style:family="paragraph" style:parent-style-name="Text_20_body">
      <style:text-properties officeooo:rsid="00032faf" officeooo:paragraph-rsid="0006a5a6"/>
    </style:style>
    <style:style style:name="P32" style:family="paragraph" style:parent-style-name="Text_20_body">
      <style:text-properties officeooo:paragraph-rsid="0006a5a6"/>
    </style:style>
    <style:style style:name="P33" style:family="paragraph" style:parent-style-name="Table_20_Contents">
      <style:text-properties fo:font-size="2pt" style:font-size-asian="2pt" style:font-size-complex="2pt"/>
    </style:style>
    <style:style style:name="P34" style:family="paragraph" style:parent-style-name="Table_20_Contents">
      <style:text-properties officeooo:paragraph-rsid="0006a5a6"/>
    </style:style>
    <style:style style:name="P35" style:family="paragraph" style:parent-style-name="Heading_20_4">
      <style:text-properties fo:color="#800000" fo:font-size="13pt" fo:font-weight="bold" officeooo:rsid="00032faf" officeooo:paragraph-rsid="0005a35e" style:font-size-asian="13pt" style:font-weight-asian="bold" style:font-size-complex="13pt" style:font-weight-complex="bold"/>
    </style:style>
    <style:style style:name="P36" style:family="paragraph" style:parent-style-name="Heading_20_4">
      <style:text-properties fo:color="#800000" fo:font-size="13pt" officeooo:rsid="00032faf" officeooo:paragraph-rsid="0006a5a6" style:font-size-asian="13pt" style:font-size-complex="13pt"/>
    </style:style>
    <style:style style:name="P37" style:family="paragraph" style:parent-style-name="Preformatted_20_Text">
      <style:text-properties officeooo:rsid="00032faf" officeooo:paragraph-rsid="0006a5a6"/>
    </style:style>
    <style:style style:name="P38" style:family="paragraph" style:parent-style-name="Standard">
      <style:text-properties officeooo:rsid="0015ff24" officeooo:paragraph-rsid="0015ff24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paragraph-properties fo:margin-top="0cm" fo:margin-bottom="0cm" style:contextual-spacing="false"/>
      <style:text-properties officeooo:rsid="00032faf" officeooo:paragraph-rsid="000594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officeooo:rsid="0005a35e" style:font-size-asian="16pt" style:font-weight-asian="bold" style:font-size-complex="16pt" style:font-weight-complex="bold"/>
    </style:style>
    <style:style style:name="T3" style:family="text">
      <style:text-properties officeooo:rsid="0006a5a6"/>
    </style:style>
    <style:style style:name="T4" style:family="text">
      <style:text-properties officeooo:rsid="0007cb19"/>
    </style:style>
    <style:style style:name="T5" style:family="text">
      <style:text-properties officeooo:rsid="00123404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8"><text:a xlink:type="simple" xlink:href="https://www.eventstant.com/10-eventbrite-must-dos-maximum-success/">https://www.eventstant.com/10-eventbrite-must-dos-maximum-success/</text:a></text:p>
      <text:p text:style-name="P38"/>
      <text:p text:style-name="P38"><text:a xlink:type="simple" xlink:href="https://www.eventbrite.co.uk/support">https://www.eventbrite.co.uk/support</text:a></text:p>
      <text:p text:style-name="P38"/>
      <text:p text:style-name="P38"><text:a xlink:type="simple" xlink:href="https://www.eventbrite.com/support/articles/en_US/Multi_Group_How_To/how-to-create-a-custom-header-or-footer-for-your-event?lg=en_US">https://www.eventbrite.com/support/articles/en_US/Multi_Group_How_To/how-to-create-a-custom-header-or-footer-for-your-event?lg=en_US</text:a></text:p>
      <text:p text:style-name="P38"/>
      <text:p text:style-name="P38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Table_20_Contents">5RLGSPSPPPM237QT4Q<text:line-break/><text:a xlink:type="simple" xlink:href="https://www.eventbrite.com/myaccount/apps/#">Show Client Secret and OAuth Token</text:a> </text:p>
          </table:table-cell>
          <table:table-cell table:style-name="Table1.A1" office:value-type="string">
            <text:p text:style-name="Table_20_Contents"><text:a xlink:type="simple" xlink:href="https://www.eventbrite.com/myaccount/apps/57310/">Key Details</text:a><text:line-break/><text:a xlink:type="simple" xlink:href="https://www.eventbrite.com/myaccount/apps/57310/details/">Directory Listing</text:a> <text:line-break/><text:a xlink:type="simple" xlink:href="https://www.eventbrite.com/myaccount/apps/57310/extension/">App Extension</text:a> </text:p>
          </table:table-cell>
          <table:table-cell table:style-name="Table1.D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Table_20_Contents">Client secret </text:p>
          </table:table-cell>
          <table:table-cell table:style-name="Table1.A1" table:number-columns-spanned="3" office:value-type="string">
            <text:p text:style-name="Table_20_Contents">Q5ERHNU3YCQL5CGXFTSQAZREIKOYZEX3CHWNRLZRGB4YUEQ5PQ 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Your personal OAuth token </text:p>
          </table:table-cell>
          <table:table-cell table:style-name="Table1.A1" table:number-columns-spanned="3" office:value-type="string">
            <text:p text:style-name="Table_20_Contents">2Z3AHMZ3YXZK6URTHZDF 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Anonymous access OAuth token </text:p>
          </table:table-cell>
          <table:table-cell table:style-name="Table1.A1" table:number-columns-spanned="3" office:value-type="string">
            <text:p text:style-name="Table_20_Contents">PBOU46KGCUABFYKJDGYX </text:p>
          </table:table-cell>
          <table:covered-table-cell/>
          <table:covered-table-cell/>
        </table:table-row>
      </table:table>
      <text:p text:style-name="P1"/>
      <text:p text:style-name="P7"/>
      <text:p text:style-name="P34"><text:span text:style-name="T3">Application key / client key / CLIENT ID/ API KEY : </text:span>5RLGSPSPPPM237QT4Q </text:p>
      <text:p text:style-name="P34"/>
      <text:p text:style-name="P34"/>
      <text:list xml:id="list3701343958275012825" text:style-name="L1">
        <text:list-item>
          <text:p text:style-name="P40"><text:span text:style-name="T1">Client Key: </text:span>Identifies your app during the OAuth handshake. Not secret. </text:p>
        </text:list-item>
        <text:list-item>
          <text:p text:style-name="P40"><text:span text:style-name="T1">Client Secret: </text:span>Identifies your app during a server-side handshake. Secret</text:p>
        </text:list-item>
        <text:list-item>
          <text:p text:style-name="P39"><text:span text:style-name="T1">Redirect URI:</text:span> The URI we’ll redirect users to once they approve your app. You need to set this in the Eventbrite app settings. </text:p>
        </text:list-item>
      </text:list>
      <text:p text:style-name="P1"/>
      <text:p text:style-name="P1"/>
      <text:p text:style-name="P1">API for a single user or organizer, then follow <text:a xlink:type="simple" xlink:href="https://www.eventbrite.com/developer/v3/reference/authentication/#ebapi-personal-token"><text:span text:style-name="Emphasis">Personal Tokens</text:span></text:a></text:p>
      <text:p text:style-name="P1">API for many Eventbrite users, then follow <text:a xlink:type="simple" xlink:href="https://www.eventbrite.com/developer/v3/reference/authentication/#ebapi-oauth-token-flow"><text:span text:style-name="Emphasis">OAuth Token Flow</text:span></text:a></text:p>
      <text:p text:style-name="P1"/>
      <text:p text:style-name="P1"/>
      <text:p text:style-name="P2"><text:span text:style-name="Emphasis"><text:span text:style-name="T2">Authorization:</text:span></text:span></text:p>
      <text:p text:style-name="P2"/>
      <text:h text:style-name="P35" text:outline-level="4">Client-side flow</text:h>
      <text:p text:style-name="Text_20_body">To authenticate a user from a client-side (JavaScript) application, simply redirect your users to the following url:</text:p>
      <text:p text:style-name="P26">https://www.eventbrite.com/oauth/authorize?response_type=<text:span text:style-name="T1">token</text:span>&amp;client_id=<text:span text:style-name="T1">YOUR_CLIENT_KEY</text:span></text:p>
      <text:p text:style-name="P37">https://www.eventbrite.com/oauth/authorize?response_type=token&amp;client_id=5RLGSPSPPPM237QT4Q</text:p>
      <text:p text:style-name="P2"/>
      <text:p text:style-name="P8">https://www.eventbrite.com/oauth/authorize?response_type=code&amp;client_id=5RLGSPSPPPM237QT4Q&amp;redirect_uri=http%3A%2F%2Falistixs.com%2F</text:p>
      <text:p text:style-name="P2"><text:soft-page-break/></text:p>
      <text:p text:style-name="P2"/>
      <text:p text:style-name="P2"/>
      <text:p text:style-name="P8"><text:a xlink:type="simple" xlink:href="http://alistixs.com/#token_type=Bearer&amp;access_token=2Z3AHMZ3YXZK6URTHZDF">http://alistixs.com/#token_type=Bearer&amp;access_token=2Z3AHMZ3YXZK6URTHZDF</text:a></text:p>
      <text:p text:style-name="P8"/>
      <text:p text:style-name="P3"><text:span text:style-name="Emphasis"><text:span text:style-name="T3">Access Token = </text:span></text:span><text:a xlink:type="simple" xlink:href="http://alistixs.com/#token_type=Bearer&amp;access_token=2Z3AHMZ3YXZK6URTHZDF"><text:span text:style-name="Emphasis"><text:span text:style-name="T3">2Z3AHMZ3YXZK6URTHZDF</text:span></text:span></text:a></text:p>
      <text:p text:style-name="P3"/>
      <text:h text:style-name="P36" text:outline-level="4">Server-side flow</text:h>
      <text:p text:style-name="Text_20_body">To authenticate a user from a server-side application, first redirect them to our authorization URL:</text:p>
      <text:p text:style-name="P26">https://www.eventbrite.com/oauth/authorize?response_type=code&amp;client_id=YOUR_CLIENT_KEY</text:p>
      <text:p text:style-name="P27">https://www.eventbrite.com/oauth/authorize?response_type=code&amp;client_id=5RLGSPSPPPM237QT4Q</text:p>
      <text:p text:style-name="P4"><text:span text:style-name="Emphasis"><text:span text:style-name="T1">Response :</text:span></text:span><text:span text:style-name="Emphasis"> <text:s/></text:span><text:a xlink:type="simple" xlink:href="http://alistixs.com/?code=FUA6RSKGWAVH6SPVPZ5T"><text:span text:style-name="Emphasis"><text:span text:style-name="T3">http://alistixs.com/?code=FUA6RSKGWAVH6SPVPZ5T</text:span></text:span></text:a></text:p>
      <text:p text:style-name="P4"><text:span text:style-name="Emphasis"/></text:p>
      <text:p text:style-name="P3"/>
      <text:p text:style-name="P31">Redirect URI; if they hit Approve, then there will be a <text:span text:style-name="Teletype">code</text:span> query parameter on the end of the URL representing an access code.</text:p>
      <text:p text:style-name="P32">You must then exchange this access code for an OAuth token. </text:p>
      <text:p text:style-name="P32">Send a <text:span text:style-name="T1">POST</text:span> request to:</text:p>
      <text:p text:style-name="P26"><text:span text:style-name="T3">URL: </text:span><text:a xlink:type="simple" xlink:href="https://www.eventbrite.com/oauth/token">https://www.eventbrite.com/oauth/token</text:a></text:p>
      <text:p text:style-name="P28"><text:span text:style-name="T3">HEADERS : </text:span><text:span text:style-name="Teletype">Content-type: application/x-www-form-urlencoded</text:span></text:p>
      <text:p text:style-name="P28"><text:span text:style-name="T3">DATA : </text:span>code=THE_USERS_AUTH_CODE&amp;client_secret=YOUR_CLIENT_SECRET&amp;client_id=YOUR_API_KEY&amp;grant_type=authorization_code</text:p>
      <text:p text:style-name="P28"/>
      <text:p text:style-name="P29">code=<text:span text:style-name="Emphasis"><text:span text:style-name="T4">FUA6RSKGWAVH6SPVPZ5T</text:span></text:span>&amp;client_secret=Q5ERHNU3YCQL5CGXFTSQAZREIKOYZEX3CHWNRLZRGB4YUEQ5PQ&amp;client_id=5RLGSPSPPPM237QT4Q&amp;grant_type=authorization_code</text:p>
      <text:p text:style-name="P30">{ "access_token": "NLTNG7UA4UEP73E24FQA",    "token_type": "bearer"}</text:p>
      <text:p text:style-name="P25"><text:span text:style-name="Emphasis"><text:span text:style-name="T3">Access Token = <text:s/>NLTNG7UA4UEP73E24FQA</text:span></text:span></text:p>
      <text:p text:style-name="P28"><text:span text:style-name="Teletype"/></text:p>
      <text:p text:style-name="P3"><text:span text:style-name="Emphasis"/></text:p>
      <text:p text:style-name="P3"><text:span text:style-name="Emphasis"/></text:p>
      <text:p text:style-name="P6">User profile info</text:p>
      <text:p text:style-name="P1"/>
      <text:p text:style-name="P1"><text:a xlink:type="simple" xlink:href="https://www.eventbriteapi.com/v3/users/me/?token=2Z3AHMZ3YXZK6URTHZDF">https://www.eventbriteapi.com/v3/users/me/?token=2Z3AHMZ3YXZK6URTHZDF</text:a></text:p>
      <text:p text:style-name="P1"/>
      <text:p text:style-name="P6">Users events Info</text:p>
      <text:p text:style-name="P1"/>
      <text:p text:style-name="P1"><text:a xlink:type="simple" xlink:href="https://www.eventbriteapi.com/v3/users/me/owned_events/?token=2Z3AHMZ3YXZK6URTHZDF">https://www.eventbriteapi.com/v3/users/me/owned_events/?token=2Z3AHMZ3YXZK6URTHZDF</text:a></text:p>
      <text:p text:style-name="P1"><text:soft-page-break/></text:p>
      <text:p text:style-name="P9">API Implementation for fetching Organizers details from ID</text:p>
      <text:p text:style-name="P5"/>
      <text:p text:style-name="P5"><text:a xlink:type="simple" xlink:href="https://www.eventbriteapi.com/v3/users/me/owned_events/?token=2Z3AHMZ3YXZK6URTHZDF">https://www.eventbriteapi.com/v3/users/me/owned_events/?token=2Z3AHMZ3YXZK6URTHZDF</text:a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" text:anchor-type="paragraph" svg:width="11.051cm" svg:height="12.6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Authentication and generate access token</text:p>
      <text:p text:style-name="P11">Save access token</text:p>
      <text:p text:style-name="P11">Regenerate access token <text:s/>in case of expiration</text:p>
      <text:p text:style-name="P11"/>
      <text:p text:style-name="P11">API Implementation for fetching Authenticated Users Events and saving into our database</text:p>
      <text:p text:style-name="P10"><text:soft-page-break/>API Implementation for fetching Organizers details from ID</text:p>
      <text:p text:style-name="P10">API Implementation for fetching Venue details for each events</text:p>
      <text:p text:style-name="P10">API Implementation for fetching Category and SubCategory for each events</text:p>
      <text:p text:style-name="P10">Sales by Ticket Type</text:p>
      <text:p text:style-name="P10">Recent Orders Listing</text:p>
      <text:p text:style-name="P10">Attendee Summary</text:p>
      <text:p text:style-name="P10">Summary of Sales</text:p>
      <text:p text:style-name="P10">Cron function for fetching Newly created event</text:p>
      <text:p text:style-name="P10">Cron function for fetching Order Details</text:p>
      <text:p text:style-name="P10">Cron function for fetching Attendees</text:p>
      <text:p text:style-name="P10">Cron function for fetching Sales data</text:p>
      <text:p text:style-name="P12"/>
      <text:p text:style-name="P12"/>
      <text:p text:style-name="P19">GET ALL CATEGORIES</text:p>
      <text:p text:style-name="P13"/>
      <text:p text:style-name="P13"><text:a xlink:type="simple" xlink:href="https://www.eventbriteapi.com/v3/categories/?token=UVSZTEP2FQYDU3P34CIQ">https://www.eventbriteapi.com/v3/categories/?token=UVSZTEP2FQYDU3P34CIQ</text:a></text:p>
      <text:p text:style-name="P13"/>
      <text:p text:style-name="P19">SPECIFIC CATEGORY</text:p>
      <text:p text:style-name="P13"/>
      <text:p text:style-name="P13"><text:a xlink:type="simple" xlink:href="https://www.eventbriteapi.com/v3/categories/101/?token=UVSZTEP2FQYDU3P34CIQ">https://www.eventbriteapi.com/v3/categories/101/?token=UVSZTEP2FQYDU3P34CIQ</text:a></text:p>
      <text:p text:style-name="P13"/>
      <text:p text:style-name="P19">ALL CATEGORIES</text:p>
      <text:p text:style-name="P13"/>
      <text:p text:style-name="P13"><text:a xlink:type="simple" xlink:href="https://www.eventbriteapi.com/v3/subcategories/?token=UVSZTEP2FQYDU3P34CIQ">https://www.eventbriteapi.com/v3/subcategories/?token=UVSZTEP2FQYDU3P34CIQ</text:a></text:p>
      <text:p text:style-name="P13"/>
      <text:p text:style-name="P19">SPECIFIC SUB CATEGORY</text:p>
      <text:p text:style-name="P13"/>
      <text:p text:style-name="P13"><text:a xlink:type="simple" xlink:href="https://www.eventbriteapi.com/v3/subcategories/1001/?token=UVSZTEP2FQYDU3P34CIQ">https://www.eventbriteapi.com/v3/subcategories/1001/?token=UVSZTEP2FQYDU3P34CIQ</text:a></text:p>
      <text:p text:style-name="P13"/>
      <text:p text:style-name="P19">Events</text:p>
      <text:p text:style-name="P13"/>
      <text:p text:style-name="P13"><text:a xlink:type="simple" xlink:href="https://www.eventbriteapi.com/v3/events/search/?token=UVSZTEP2FQYDU3P34CIQ">https://www.eventbriteapi.com/v3/events/search/?token=UVSZTEP2FQYDU3P34CIQ</text:a></text:p>
      <text:p text:style-name="P13"/>
      <text:p text:style-name="P20">Specific event</text:p>
      <text:p text:style-name="P14"/>
      <text:p text:style-name="P14"><text:a xlink:type="simple" xlink:href="https://www.eventbriteapi.com/v3/events/26963418310/?token=UVSZTEP2FQYDU3P34CIQ">https://www.eventbriteapi.com/v3/events/26963418310/?token=UVSZTEP2FQYDU3P34CIQ</text:a></text:p>
      <text:p text:style-name="P14"/>
      <text:p text:style-name="P20">Event ticket clesses</text:p>
      <text:p text:style-name="P14"/>
      <text:p text:style-name="P14"><text:a xlink:type="simple" xlink:href="https://www.eventbriteapi.com/v3/events/26963418310/ticket_classes/?token=UVSZTEP2FQYDU3P34CIQ">https://www.eventbriteapi.com/v3/events/26963418310/ticket_classes/?token=UVSZTEP2FQYDU3P34CIQ</text:a></text:p>
      <text:p text:style-name="P14"><text:soft-page-break/></text:p>
      <text:p text:style-name="P21">Attende<text:span text:style-name="T5">e</text:span>s of event</text:p>
      <text:p text:style-name="P15"/>
      <text:p text:style-name="P15"><text:a xlink:type="simple" xlink:href="https://www.eventbriteapi.com/v3/events/26963418310/attendees/?token=UVSZTEP2FQYDU3P34CIQ">https://www.eventbriteapi.com/v3/events/26963418310/attendees/?token=UVSZTEP2FQYDU3P34CIQ</text:a></text:p>
      <text:p text:style-name="P15"/>
      <text:p text:style-name="P22">Particular attendee</text:p>
      <text:p text:style-name="P16"/>
      <text:p text:style-name="P16"><text:a xlink:type="simple" xlink:href="https://www.eventbriteapi.com/v3/events/26963418310/attendees/678363228-2/?token=UVSZTEP2FQYDU3P34CIQ">https://www.eventbriteapi.com/v3/events/26963418310/attendees/678363228-2/?token=UVSZTEP2FQYDU3P34CIQ</text:a></text:p>
      <text:p text:style-name="P16"/>
      <text:p text:style-name="P22">Formats</text:p>
      <text:p text:style-name="P16"/>
      <text:p text:style-name="P16"><text:a xlink:type="simple" xlink:href="https://www.eventbriteapi.com/v3/formats/?token=UVSZTEP2FQYDU3P34CIQ">https://www.eventbriteapi.com/v3/formats/?token=UVSZTEP2FQYDU3P34CIQ</text:a></text:p>
      <text:p text:style-name="P16"/>
      <text:p text:style-name="P23">All orders of event</text:p>
      <text:p text:style-name="P17"/>
      <text:p text:style-name="P17"><text:a xlink:type="simple" xlink:href="https://www.eventbriteapi.com/v3/events/26963418310/orders/?token=UVSZTEP2FQYDU3P34CIQ">https://www.eventbriteapi.com/v3/events/26963418310/orders/?token=UVSZTEP2FQYDU3P34CIQ</text:a></text:p>
      <text:p text:style-name="P17"/>
      <text:p text:style-name="P24">Order by particular id</text:p>
      <text:p text:style-name="P18"/>
      <text:p text:style-name="P18"><text:a xlink:type="simple" xlink:href="https://www.eventbriteapi.com/v3/orders/538520929/?token=UVSZTEP2FQYDU3P34CIQ">https://www.eventbriteapi.com/v3/orders/538520929/?token=UVSZTEP2FQYDU3P34CIQ</text:a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2:32:33.582370590</meta:creation-date>
    <dc:date>2016-08-19T15:02:18.141563659</dc:date>
    <meta:editing-duration>PT4H17M3S</meta:editing-duration>
    <meta:editing-cycles>11</meta:editing-cycles>
    <meta:generator>LibreOffice/4.2.8.2$Linux_X86_64 LibreOffice_project/420m0$Build-2</meta:generator>
    <meta:document-statistic meta:table-count="1" meta:image-count="0" meta:object-count="1" meta:page-count="5" meta:paragraph-count="84" meta:word-count="367" meta:character-count="4658" meta:non-whitespace-character-count="43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78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a9d18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9dc3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1.0" table:style-name="ta1">
        <table:table-column table:style-name="co1" table:default-cell-style-name="ce1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Authentication and generate access token</text:p>
          </table:table-cell>
        </table:table-row>
        <table:table-row table:style-name="ro2">
          <table:table-cell/>
        </table:table-row>
        <table:table-row table:style-name="ro2">
          <table:table-cell table:style-name="ce2"/>
        </table:table-row>
        <table:table-row table:style-name="ro3">
          <table:table-cell table:style-name="ce3" office:value-type="string" calcext:value-type="string">
            <text:p>Week #10</text:p>
          </table:table-cell>
        </table:table-row>
        <table:table-row table:style-name="ro2">
          <table:table-cell table:style-name="ce4" office:value-type="string" calcext:value-type="string">
            <text:p>EventBrite Reporting</text:p>
          </table:table-cell>
        </table:table-row>
        <table:table-row table:style-name="ro2">
          <table:table-cell office:value-type="string" calcext:value-type="string">
            <text:p>Save access token</text:p>
          </table:table-cell>
        </table:table-row>
        <table:table-row table:style-name="ro2">
          <table:table-cell office:value-type="string" calcext:value-type="string">
            <text:p>Regenerate access token <text:s/>in case of expiration</text:p>
          </table:table-cell>
        </table:table-row>
        <table:table-row table:style-name="ro4">
          <table:table-cell office:value-type="string" calcext:value-type="string">
            <text:p>API Implementation for fetching Authenticated Users Events and saving into our database</text:p>
          </table:table-cell>
        </table:table-row>
        <table:table-row table:style-name="ro2">
          <table:table-cell table:style-name="ce5" office:value-type="string" calcext:value-type="string">
            <text:p>API Implementation for fetching Organizers details from ID</text:p>
          </table:table-cell>
        </table:table-row>
        <table:table-row table:style-name="ro5">
          <table:table-cell table:style-name="ce5" office:value-type="string" calcext:value-type="string">
            <text:p>API Implementation for fetching Venue details for each events</text:p>
          </table:table-cell>
        </table:table-row>
        <table:table-row table:style-name="ro2">
          <table:table-cell/>
        </table:table-row>
        <table:table-row table:style-name="ro2">
          <table:table-cell table:style-name="ce2"/>
        </table:table-row>
        <table:table-row table:style-name="ro3">
          <table:table-cell table:style-name="ce3" office:value-type="string" calcext:value-type="string">
            <text:p>Week #11</text:p>
          </table:table-cell>
        </table:table-row>
        <table:table-row table:style-name="ro2">
          <table:table-cell table:style-name="ce4" office:value-type="string" calcext:value-type="string">
            <text:p>EventBrite Reporting</text:p>
          </table:table-cell>
        </table:table-row>
        <table:table-row table:style-name="ro5">
          <table:table-cell table:style-name="ce5" office:value-type="string" calcext:value-type="string">
            <text:p>API Implementation for fetching Category and SubCategory for each events</text:p>
          </table:table-cell>
        </table:table-row>
        <table:table-row table:style-name="ro2">
          <table:table-cell table:style-name="ce5" office:value-type="string" calcext:value-type="string">
            <text:p>Sales by Ticket Type</text:p>
          </table:table-cell>
        </table:table-row>
        <table:table-row table:style-name="ro2">
          <table:table-cell table:style-name="ce5" office:value-type="string" calcext:value-type="string">
            <text:p>Recent Orders Listing</text:p>
          </table:table-cell>
        </table:table-row>
        <table:table-row table:style-name="ro2">
          <table:table-cell table:style-name="ce5" office:value-type="string" calcext:value-type="string">
            <text:p>Attendee Summar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0:52:02.051812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